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0398"/>
    </style:style>
    <style:style style:name="P2" style:family="paragraph" style:parent-style-name="Standard">
      <style:text-properties officeooo:paragraph-rsid="00092c60"/>
    </style:style>
    <style:style style:name="P3" style:family="paragraph" style:parent-style-name="Standard">
      <style:text-properties officeooo:paragraph-rsid="000aa6d0"/>
    </style:style>
    <style:style style:name="P4" style:family="paragraph" style:parent-style-name="Standard">
      <style:text-properties officeooo:paragraph-rsid="000bb6a0"/>
    </style:style>
    <style:style style:name="P5" style:family="paragraph" style:parent-style-name="Standard">
      <style:text-properties officeooo:paragraph-rsid="000d0d01"/>
    </style:style>
    <style:style style:name="P6" style:family="paragraph" style:parent-style-name="Standard">
      <style:text-properties officeooo:paragraph-rsid="000e9609"/>
    </style:style>
    <style:style style:name="T1" style:family="text">
      <style:text-properties officeooo:rsid="00080398"/>
    </style:style>
    <style:style style:name="T2" style:family="text">
      <style:text-properties officeooo:rsid="0008d0e5"/>
    </style:style>
    <style:style style:name="T3" style:family="text">
      <style:text-properties officeooo:rsid="00092c60"/>
    </style:style>
    <style:style style:name="T4" style:family="text">
      <style:text-properties officeooo:rsid="000aa6d0"/>
    </style:style>
    <style:style style:name="T5" style:family="text">
      <style:text-properties officeooo:rsid="000bb6a0"/>
    </style:style>
    <style:style style:name="T6" style:family="text">
      <style:text-properties officeooo:rsid="000d0d01"/>
    </style:style>
    <style:style style:name="T7" style:family="text">
      <style:text-properties officeooo:rsid="000e96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xer</text:span></text:p>
      <text:p text:style-name="P1"><text:span text:style-name="T1"/></text:p>
      <text:p text:style-name="P4"><text:span text:style-name="T1">cool-parse.h –</text:span><text:span text:style-name="T2"> </text:span><text:span text:style-name="T5">Contains token defintions expected by the parser</text:span></text:p>
      <text:p text:style-name="P4"><text:span text:style-name="T1">cool-io.h –</text:span><text:span text:style-name="T2"> Cool files use this to actually use the standard libraries standard headers</text:span></text:p>
      <text:p text:style-name="P2"><text:span text:style-name="T3">lextext.cc – The driver of the lexer. Could have been named main.cc</text:span></text:p>
      <text:p text:style-name="P3"><text:span text:style-name="T4">utilities.cc – Has dump_cool_token used by lextext.cc</text:span></text:p>
      <text:p text:style-name="P3"><text:span text:style-name="T4">stringtab.cc – Has constructor for Entry used by cool.flex and thus cool-lex.cc</text:span></text:p>
      <text:p text:style-name="P5"><text:span text:style-name="T6">yylex() - The function that the parser calls to invoke the scanner every time it needs a token. The function returns the token</text:span></text:p>
      <text:p text:style-name="P5"><text:span text:style-name="T6">yylval – The value of the token returned by the scanner</text:span></text:p>
      <text:p text:style-name="P5"><text:span text:style-name="T6"/></text:p>
      <text:p text:style-name="P5"><text:span text:style-name="T6"/></text:p>
      <text:p text:style-name="P6"><text:span text:style-name="T7">Parser</text:span></text:p>
      <text:p text:style-name="P6"><text:span text:style-name="T7">parser-phase.cc – The driver of the parser. Could have been named main.cc</text:span></text:p>
      <text:p text:style-name="P1"><text:span text:style-name="T1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06:43:38</meta:creation-date>
    <dc:title>T1</dc:title>
    <meta:editing-duration>PT1H7M47S</meta:editing-duration>
    <meta:editing-cycles>2</meta:editing-cycles>
    <meta:generator>LibreOffice/4.0.2.2$Linux_x86 LibreOffice_project/400m0$Build-2</meta:generator>
    <meta:initial-creator>Kempa </meta:initial-creator>
    <dc:date>2013-05-31T19:16:02</dc:date>
    <dc:creator>Kempa </dc:creator>
    <meta:document-statistic meta:table-count="0" meta:image-count="0" meta:object-count="0" meta:page-count="1" meta:paragraph-count="10" meta:word-count="95" meta:character-count="614" meta:non-whitespace-character-count="522"/>
    <meta:template xlink:type="simple" xlink:actuate="onRequest" xlink:title="T1" xlink:href="../../../../../.config/libreoffice/4/user/template/T1.ott" meta:date="2013-05-31T06:43:35"/>
  </office:meta>
</office:document-meta>
</file>